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948ad" officeooo:paragraph-rsid="001948ad"/>
    </style:style>
    <style:style style:name="P3" style:family="paragraph" style:parent-style-name="Standard">
      <style:paragraph-properties fo:text-align="start" style:justify-single-word="false"/>
      <style:text-properties officeooo:rsid="001948ad" officeooo:paragraph-rsid="001948a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1948ad" officeooo:paragraph-rsid="001948ad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48ad" officeooo:paragraph-rsid="001948a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size="14pt" fo:font-weight="bold" officeooo:rsid="001948ad" officeooo:paragraph-rsid="001948a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19d89c" officeooo:paragraph-rsid="0019d89c"/>
    </style:style>
    <style:style style:name="P9" style:family="paragraph" style:parent-style-name="Standard">
      <style:paragraph-properties fo:text-align="center" style:justify-single-word="false"/>
      <style:text-properties fo:font-size="14pt" officeooo:rsid="0019d89c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9d89c" officeooo:paragraph-rsid="0019d89c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948ad" officeooo:paragraph-rsid="0019d89c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officeooo:rsid="0019d89c" officeooo:paragraph-rsid="0019d89c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1948ad" officeooo:paragraph-rsid="0019d89c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1948ad" officeooo:paragraph-rsid="001948ad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officeooo:rsid="001948ad" officeooo:paragraph-rsid="001948ad"/>
    </style:style>
    <style:style style:name="P16" style:family="paragraph" style:parent-style-name="Standard">
      <style:paragraph-properties fo:text-align="start" style:justify-single-word="false"/>
      <style:text-properties officeooo:rsid="001948ad" officeooo:paragraph-rsid="0019d89c"/>
    </style:style>
    <style:style style:name="T1" style:family="text">
      <style:text-properties officeooo:rsid="0019d89c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9"/>
      <text:p text:style-name="P10"><text:span text:style-name="T2"/></text:p>
      <text:p text:style-name="P12">Gebze Technical University</text:p>
      <text:p text:style-name="P12">Computer Engineering</text:p>
      <text:p text:style-name="P12"/>
      <text:p text:style-name="P13"><text:span text:style-name="T1">CS</text:span>E 222</text:p>
      <text:p text:style-name="P10">2017 Spring</text:p>
      <text:p text:style-name="P5"/>
      <text:p text:style-name="P5"/>
      <text:p text:style-name="P5">HOMEW<text:span text:style-name="T1">OR</text:span>K X REPOR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TUDENT NAME</text:p>
      <text:p text:style-name="P5">STUDENT NUMBER</text:p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Course Assistant:</text:p>
      <text:p text:style-name="P7">1. System Requirements</text:p>
      <text:p text:style-name="P3"/>
      <text:p text:style-name="P3">Give detailed system requirements.</text:p>
      <text:p text:style-name="P3"/>
      <text:p text:style-name="P4">2. Use Ca<text:span text:style-name="T1">s</text:span>e Diagrams</text:p>
      <text:p text:style-name="P3"/>
      <text:p text:style-name="P3">Add use case diagrams if required.</text:p>
      <text:p text:style-name="P3"/>
      <text:p text:style-name="P4">3. Class Diagrams</text:p>
      <text:p text:style-name="P3"/>
      <text:p text:style-name="P3">Add class diagrams.</text:p>
      <text:p text:style-name="P3"/>
      <text:p text:style-name="P11"><text:span text:style-name="T1">4</text:span>. <text:span text:style-name="T1">Other</text:span> Diagrams</text:p>
      <text:p text:style-name="P16"/>
      <text:p text:style-name="P16">Add <text:span text:style-name="T1">other</text:span> diagrams.</text:p>
      <text:p text:style-name="P16"/>
      <text:p text:style-name="P4"><text:span text:style-name="T1">5</text:span>. Problem Solutions Approach</text:p>
      <text:p text:style-name="P3"/>
      <text:p text:style-name="P3">Explain your approach to solve the problem.</text:p>
      <text:p text:style-name="P3"/>
      <text:p text:style-name="P4"><text:span text:style-name="T1">6</text:span>. Test Cases</text:p>
      <text:p text:style-name="P3"/>
      <text:p text:style-name="P3">Give test cases.</text:p>
      <text:p text:style-name="P3"/>
      <text:p text:style-name="P4"><text:span text:style-name="T1">7</text:span>. Running and Results</text:p>
      <text:p text:style-name="P6"/>
      <text:p text:style-name="P6">Give running information and results of your solution. It should contain screenshots or any outp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3:08:31.771899927</meta:creation-date>
    <meta:generator>LibreOffice/4.2.8.2$Linux_X86_64 LibreOffice_project/420m0$Build-2</meta:generator>
    <dc:date>2017-02-15T13:51:34.122259442</dc:date>
    <meta:editing-duration>P0D</meta:editing-duration>
    <meta:editing-cycles>2</meta:editing-cycles>
    <meta:document-statistic meta:table-count="0" meta:image-count="0" meta:object-count="0" meta:page-count="2" meta:paragraph-count="22" meta:word-count="83" meta:character-count="528" meta:non-whitespace-character-count="467"/>
  </office:meta>
</office:document-meta>
</file>